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 draw:shadow="hidden"/>
    </style:style>
    <style:style style:name="gr2" style:family="graphic" style:parent-style-name="standard">
      <style:graphic-properties draw:fill="solid" draw:fill-color="#2bd0d2" draw:textarea-horizontal-align="justify" draw:textarea-vertical-align="middle" draw:auto-grow-height="false" fo:min-height="0.131cm" fo:min-width="7.145cm"/>
    </style:style>
    <style:style style:name="gr3" style:family="graphic" style:parent-style-name="standard">
      <style:graphic-properties draw:stroke="none" svg:stroke-color="#000000" draw:fill="none" draw:fill-color="#ffffff" fo:min-height="0.395cm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standard">
      <style:graphic-properties draw:fill="solid" draw:fill-color="#2bd0d2" draw:textarea-horizontal-align="justify" draw:textarea-vertical-align="middle" draw:auto-grow-height="false" fo:min-height="0.131cm" fo:min-width="5.621cm"/>
    </style:style>
    <style:style style:name="gr6" style:family="graphic" style:parent-style-name="standard">
      <style:graphic-properties svg:stroke-color="#000000" draw:fill-color="#cfe7f5" draw:textarea-horizontal-align="justify" draw:textarea-vertical-align="middle" draw:auto-grow-height="false" fo:min-height="5.404cm" fo:min-width="3.893cm" draw:shadow="visible" draw:shadow-offset-x="0.203cm" draw:shadow-offset-y="0.203cm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41cm"/>
    </style:style>
    <style:style style:name="gr9" style:family="graphic" style:parent-style-name="standard">
      <style:graphic-properties draw:stroke="none" svg:stroke-color="#000000" draw:fill="none" draw:fill-color="#ffffff" fo:min-height="0.713cm"/>
    </style:style>
    <style:style style:name="gr10" style:family="graphic" style:parent-style-name="standard">
      <style:graphic-properties draw:fill="solid" draw:fill-color="#2bd0d2" draw:textarea-horizontal-align="justify" draw:textarea-vertical-align="middle" draw:auto-grow-height="false" fo:min-height="0.131cm" fo:min-width="7.222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2bd0d2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cfe7f5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7.634cm" svg:y1="35.473cm" svg:x2="50.454cm" svg:y2="35.473cm">
          <text:p/>
        </draw:line>
        <draw:custom-shape draw:style-name="gr2" draw:text-style-name="P3" draw:layer="layout" svg:width="7.645cm" svg:height="0.381cm" draw:transform="rotate (1.5707963267949) translate (48.574cm 41.741cm)">
          <draw:glue-point draw:id="4" svg:x="4.934cm" svg:y="2.355cm"/>
          <draw:glue-point draw:id="5" svg:x="4.934cm" svg:y="-2.356cm"/>
          <draw:glue-point draw:id="6" svg:x="4.934cm" svg:y="4.57cm"/>
          <draw:glue-point draw:id="7" svg:x="4.881cm" svg:y="3.851cm"/>
          <text:p text:style-name="P2"><text:span text:style-name="T1">To </text:span><text:span text:style-name="T1">add</text:span><text:span text:style-name="T1">ress </text:span><text:span text:style-name="T1">dec</text:span><text:span text:style-name="T1">ode</text:span><text:span text:style-name="T1">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508cm" svg:height="0.645cm" svg:x="49.159cm" svg:y="35.38cm">
          <draw:text-box>
            <text:p><text:span text:style-name="T2">8</text:span></text:p>
          </draw:text-box>
        </draw:frame>
        <draw:line draw:style-name="gr4" draw:text-style-name="P1" draw:layer="layout" svg:x1="49.21cm" svg:y1="35.125cm" svg:x2="49.871cm" svg:y2="35.786cm">
          <text:p/>
        </draw:line>
        <draw:custom-shape draw:style-name="gr5" draw:text-style-name="P3" draw:layer="layout" svg:width="6.121cm" svg:height="0.381cm" draw:transform="rotate (1.5707963267949) translate (47.253cm 40.344cm)">
          <draw:glue-point draw:id="4" svg:x="4.934cm" svg:y="2.355cm"/>
          <draw:glue-point draw:id="5" svg:x="4.934cm" svg:y="-2.356cm"/>
          <draw:glue-point draw:id="6" svg:x="4.934cm" svg:y="4.57cm"/>
          <draw:glue-point draw:id="7" svg:x="4.881cm" svg:y="3.851cm"/>
          <text:p text:style-name="P2"><text:span text:style-name="T1">data bu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393cm" svg:height="5.654cm" svg:x="50.481cm" svg:y="34.528cm">
          <text:p text:style-name="P2"><text:span text:style-name="T3">SEQUE</text:span><text:span text:style-name="T3">NCER</text:span></text:p>
          <text:p text:style-name="P2"><text:span text:style-name="T3">LOOP</text:span></text:p>
          <text:p text:style-name="P2"><text:span text:style-name="T3">CONTR</text:span><text:span text:style-name="T3">OLLER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4.874cm" svg:y1="35.457cm" svg:x2="56.956cm" svg:y2="35.457cm">
          <text:p/>
        </draw:line>
        <draw:line draw:style-name="gr7" draw:text-style-name="P1" draw:layer="layout" svg:x1="56.93cm" svg:y1="39.125cm" svg:x2="54.872cm" svg:y2="39.098cm">
          <text:p/>
        </draw:line>
        <draw:frame draw:style-name="gr8" draw:text-style-name="P4" draw:layer="layout" svg:width="2.006cm" svg:height="0.66cm" svg:x="50.556cm" svg:y="35.127cm">
          <draw:text-box>
            <text:p><text:span text:style-name="T4">freq_in</text:span></text:p>
          </draw:text-box>
        </draw:frame>
        <draw:frame draw:style-name="gr9" draw:text-style-name="P6" draw:layer="layout" svg:width="2.489cm" svg:height="0.963cm" svg:x="53.577cm" svg:y="38.793cm">
          <draw:text-box>
            <text:p><text:span text:style-name="T4">kbd_in</text:span></text:p>
          </draw:text-box>
        </draw:frame>
        <draw:frame draw:style-name="gr8" draw:text-style-name="P4" draw:layer="layout" svg:width="2.006cm" svg:height="0.66cm" svg:x="53.356cm" svg:y="35.127cm">
          <draw:text-box>
            <text:p><text:span text:style-name="T4">sn</text:span><text:span text:style-name="T4">d_</text:span><text:span text:style-name="T4">ou</text:span><text:span text:style-name="T4">t</text:span></text:p>
          </draw:text-box>
        </draw:frame>
        <draw:line draw:style-name="gr7" draw:text-style-name="P1" draw:layer="layout" svg:x1="48.955cm" svg:y1="39.128cm" svg:x2="50.454cm" svg:y2="39.128cm">
          <text:p/>
        </draw:line>
        <draw:frame draw:style-name="gr9" draw:text-style-name="P6" draw:layer="layout" svg:width="2.489cm" svg:height="0.963cm" svg:x="50.556cm" svg:y="38.728cm">
          <draw:text-box>
            <text:p><text:span text:style-name="T4">sel_loop</text:span></text:p>
          </draw:text-box>
        </draw:frame>
        <draw:line draw:style-name="gr7" draw:text-style-name="P1" draw:layer="layout" svg:x1="48.955cm" svg:y1="39.729cm" svg:x2="50.454cm" svg:y2="39.729cm">
          <text:p/>
        </draw:line>
        <draw:frame draw:style-name="gr9" draw:text-style-name="P6" draw:layer="layout" svg:width="2.489cm" svg:height="0.963cm" svg:x="50.556cm" svg:y="39.329cm">
          <draw:text-box>
            <text:p><text:span text:style-name="T4">s</text:span><text:span text:style-name="T4">e</text:span><text:span text:style-name="T4">l</text:span><text:span text:style-name="T4">_</text:span><text:span text:style-name="T4">s</text:span><text:span text:style-name="T4">n</text:span><text:span text:style-name="T4">d</text:span></text:p>
          </draw:text-box>
        </draw:frame>
        <draw:line draw:style-name="gr7" draw:text-style-name="P1" draw:layer="layout" svg:x1="54.874cm" svg:y1="36.157cm" svg:x2="56.956cm" svg:y2="36.157cm">
          <text:p/>
        </draw:line>
        <draw:frame draw:style-name="gr8" draw:text-style-name="P4" draw:layer="layout" svg:width="2.006cm" svg:height="0.66cm" svg:x="53.356cm" svg:y="35.827cm">
          <draw:text-box>
            <text:p><text:span text:style-name="T4">l</text:span><text:span text:style-name="T4">e</text:span><text:span text:style-name="T4">d</text:span><text:span text:style-name="T4">_</text:span><text:span text:style-name="T4">o</text:span><text:span text:style-name="T4">u</text:span><text:span text:style-name="T4">t</text:span></text:p>
          </draw:text-box>
        </draw:frame>
        <draw:line draw:style-name="gr4" draw:text-style-name="P1" draw:layer="layout" svg:x1="55.211cm" svg:y1="35.878cm" svg:x2="55.872cm" svg:y2="36.539cm">
          <text:p/>
        </draw:line>
        <draw:frame draw:style-name="gr3" draw:text-style-name="P4" draw:layer="layout" svg:width="0.508cm" svg:height="0.645cm" svg:x="55.159cm" svg:y="36.133cm">
          <draw:text-box>
            <text:p><text:span text:style-name="T2">8</text:span></text:p>
          </draw:text-box>
        </draw:frame>
        <draw:custom-shape draw:style-name="gr10" draw:text-style-name="P3" draw:layer="layout" svg:width="7.722cm" svg:height="0.381cm" draw:transform="rotate (1.5707963267949) translate (56.956cm 41.716cm)">
          <draw:glue-point draw:id="4" svg:x="4.934cm" svg:y="2.355cm"/>
          <draw:glue-point draw:id="5" svg:x="4.934cm" svg:y="-2.356cm"/>
          <draw:glue-point draw:id="6" svg:x="4.934cm" svg:y="4.57cm"/>
          <draw:glue-point draw:id="7" svg:x="4.881cm" svg:y="3.851cm"/>
          <text:p text:style-name="P2"><text:span text:style-name="T1">To </text:span><text:span text:style-name="T1">Basys</text:span><text:span text:style-name="T1">2 </text:span><text:span text:style-name="T1">Periph</text:span><text:span text:style-name="T1">eral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0T19:52:06.788403529</meta:creation-date>
    <dc:date>2020-01-29T17:46:32.435708948</dc:date>
    <meta:editing-duration>PT53M43S</meta:editing-duration>
    <meta:editing-cycles>3</meta:editing-cycles>
    <meta:generator>LibreOffice/6.0.7.3$Linux_X86_64 LibreOffice_project/00m0$Build-3</meta:generator>
    <meta:document-statistic meta:object-count="20"/>
  </office:meta>
</office:document-meta>
</file>